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DB16D684671DD303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2.015cm" svg:height="12.383cm" svg:x="6.819cm" svg:y="0.074cm">
            <draw:object draw:notify-on-update-of-ranges="Hoja1.A2:Hoja1.A27 Hoja1.B1:Hoja1.B1 Hoja1.B2:Hoja1.B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manio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301493" calcext:value-type="float">
            <text:p>0,00301493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0.0087846" calcext:value-type="float">
            <text:p>0,0087846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132101" calcext:value-type="float">
            <text:p>0,0132101</text:p>
          </table:table-cell>
        </table:table-row>
        <table:table-row table:style-name="ro1">
          <table:table-cell office:value-type="float" office:value="132500" calcext:value-type="float">
            <text:p>132500</text:p>
          </table:table-cell>
          <table:table-cell office:value-type="float" office:value="0.0188517" calcext:value-type="float">
            <text:p>0,0188517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0246943" calcext:value-type="float">
            <text:p>0,0246943</text:p>
          </table:table-cell>
        </table:table-row>
        <table:table-row table:style-name="ro1">
          <table:table-cell office:value-type="float" office:value="207500" calcext:value-type="float">
            <text:p>207500</text:p>
          </table:table-cell>
          <table:table-cell office:value-type="float" office:value="0.0308806" calcext:value-type="float">
            <text:p>0,0308806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 office:value-type="float" office:value="0.0375922" calcext:value-type="float">
            <text:p>0,0375922</text:p>
          </table:table-cell>
        </table:table-row>
        <table:table-row table:style-name="ro1">
          <table:table-cell office:value-type="float" office:value="282500" calcext:value-type="float">
            <text:p>282500</text:p>
          </table:table-cell>
          <table:table-cell office:value-type="float" office:value="0.043334" calcext:value-type="float">
            <text:p>0,043334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0.0498258" calcext:value-type="float">
            <text:p>0,0498258</text:p>
          </table:table-cell>
        </table:table-row>
        <table:table-row table:style-name="ro1">
          <table:table-cell office:value-type="float" office:value="357500" calcext:value-type="float">
            <text:p>357500</text:p>
          </table:table-cell>
          <table:table-cell office:value-type="float" office:value="0.0564683" calcext:value-type="float">
            <text:p>0,0564683</text:p>
          </table:table-cell>
        </table:table-row>
        <table:table-row table:style-name="ro1">
          <table:table-cell office:value-type="float" office:value="395000" calcext:value-type="float">
            <text:p>395000</text:p>
          </table:table-cell>
          <table:table-cell office:value-type="float" office:value="0.0632343" calcext:value-type="float">
            <text:p>0,0632343</text:p>
          </table:table-cell>
        </table:table-row>
        <table:table-row table:style-name="ro1">
          <table:table-cell office:value-type="float" office:value="432500" calcext:value-type="float">
            <text:p>432500</text:p>
          </table:table-cell>
          <table:table-cell office:value-type="float" office:value="0.0695085" calcext:value-type="float">
            <text:p>0,0695085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0.0780311" calcext:value-type="float">
            <text:p>0,0780311</text:p>
          </table:table-cell>
        </table:table-row>
        <table:table-row table:style-name="ro1">
          <table:table-cell office:value-type="float" office:value="507500" calcext:value-type="float">
            <text:p>507500</text:p>
          </table:table-cell>
          <table:table-cell office:value-type="float" office:value="0.0828549" calcext:value-type="float">
            <text:p>0,0828549</text:p>
          </table:table-cell>
        </table:table-row>
        <table:table-row table:style-name="ro1">
          <table:table-cell office:value-type="float" office:value="545000" calcext:value-type="float">
            <text:p>545000</text:p>
          </table:table-cell>
          <table:table-cell office:value-type="float" office:value="0.0909889" calcext:value-type="float">
            <text:p>0,0909889</text:p>
          </table:table-cell>
        </table:table-row>
        <table:table-row table:style-name="ro1">
          <table:table-cell office:value-type="float" office:value="582500" calcext:value-type="float">
            <text:p>582500</text:p>
          </table:table-cell>
          <table:table-cell office:value-type="float" office:value="0.097854" calcext:value-type="float">
            <text:p>0,097854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0.103022" calcext:value-type="float">
            <text:p>0,103022</text:p>
          </table:table-cell>
        </table:table-row>
        <table:table-row table:style-name="ro1">
          <table:table-cell office:value-type="float" office:value="657500" calcext:value-type="float">
            <text:p>657500</text:p>
          </table:table-cell>
          <table:table-cell office:value-type="float" office:value="0.109643" calcext:value-type="float">
            <text:p>0,109643</text:p>
          </table:table-cell>
        </table:table-row>
        <table:table-row table:style-name="ro1">
          <table:table-cell office:value-type="float" office:value="695000" calcext:value-type="float">
            <text:p>695000</text:p>
          </table:table-cell>
          <table:table-cell office:value-type="float" office:value="0.116515" calcext:value-type="float">
            <text:p>0,116515</text:p>
          </table:table-cell>
        </table:table-row>
        <table:table-row table:style-name="ro1">
          <table:table-cell office:value-type="float" office:value="732500" calcext:value-type="float">
            <text:p>732500</text:p>
          </table:table-cell>
          <table:table-cell office:value-type="float" office:value="0.123405" calcext:value-type="float">
            <text:p>0,123405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0.130494" calcext:value-type="float">
            <text:p>0,130494</text:p>
          </table:table-cell>
        </table:table-row>
        <table:table-row table:style-name="ro1">
          <table:table-cell office:value-type="float" office:value="807500" calcext:value-type="float">
            <text:p>807500</text:p>
          </table:table-cell>
          <table:table-cell office:value-type="float" office:value="0.13752" calcext:value-type="float">
            <text:p>0,13752</text:p>
          </table:table-cell>
        </table:table-row>
        <table:table-row table:style-name="ro1">
          <table:table-cell office:value-type="float" office:value="845000" calcext:value-type="float">
            <text:p>845000</text:p>
          </table:table-cell>
          <table:table-cell office:value-type="float" office:value="0.144771" calcext:value-type="float">
            <text:p>0,144771</text:p>
          </table:table-cell>
        </table:table-row>
        <table:table-row table:style-name="ro1">
          <table:table-cell office:value-type="float" office:value="882500" calcext:value-type="float">
            <text:p>882500</text:p>
          </table:table-cell>
          <table:table-cell office:value-type="float" office:value="0.154829" calcext:value-type="float">
            <text:p>0,154829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float" office:value="0.158828" calcext:value-type="float">
            <text:p>0,158828</text:p>
          </table:table-cell>
        </table:table-row>
        <table:table-row table:style-name="ro1">
          <table:table-cell office:value-type="float" office:value="957500" calcext:value-type="float">
            <text:p>957500</text:p>
          </table:table-cell>
          <table:table-cell office:value-type="float" office:value="0.1658" calcext:value-type="float">
            <text:p>0,1658</text:p>
          </table:table-cell>
        </table:table-row>
        <table:table-row table:style-name="ro1">
          <table:table-cell office:value-type="float" office:value="995000" calcext:value-type="float">
            <text:p>995000</text:p>
          </table:table-cell>
          <table:table-cell office:value-type="float" office:value="0.174768" calcext:value-type="float">
            <text:p>0,1747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19:02:05.9382210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8:50:45.280264918</meta:creation-date>
    <dc:date>2022-03-27T14:07:16.407395173</dc:date>
    <meta:editing-duration>PT18H58M26S</meta:editing-duration>
    <meta:editing-cycles>2</meta:editing-cycles>
    <meta:generator>LibreOffice/6.4.7.2$Linux_X86_64 LibreOffice_project/40$Build-2</meta:generator>
    <meta:document-statistic meta:table-count="1" meta:cell-count="5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DB16D684671DD303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016cm" svg:height="12.384cm" xlink:href=".." xlink:type="simple" chart:class="chart:scatter" chart:style-name="ch1">
        <chart:title svg:x="8.993cm" svg:y="0.383cm" chart:style-name="ch2">
          <text:p>Eficiencia Heapsort</text:p>
        </chart:title>
        <chart:legend chart:legend-position="end" svg:x="18.317cm" svg:y="5.644cm" style:legend-expansion="high" chart:style-name="ch3"/>
        <chart:plot-area chart:style-name="ch4" table:cell-range-address="Hoja1.A2:Hoja1.B27 Hoja1.B1:Hoja1.B1" chart:data-source-has-labels="row" svg:x="1.451cm" svg:y="1.409cm" svg:width="16.426cm" svg:height="9.747cm">
          <chartooo:coordinate-region svg:x="2.363cm" svg:y="1.608cm" svg:width="14.864cm" svg:height="8.901cm"/>
          <chart:axis chart:dimension="x" chart:name="primary-x" chart:style-name="ch5">
            <chart:title svg:x="8.972cm" svg:y="11.403cm" chart:style-name="ch6">
              <text:p>Tamanio</text:p>
            </chart:title>
          </chart:axis>
          <chart:axis chart:dimension="y" chart:name="primary-y" chart:style-name="ch5">
            <chart:title svg:x="0.451cm" svg:y="6.882cm" chart:style-name="ch7">
              <text:p>Tiempo</text:p>
            </chart:title>
            <chart:grid chart:style-name="ch8" chart:class="major"/>
          </chart:axis>
          <chart:series chart:style-name="ch9" chart:values-cell-range-address="Hoja1.B2:Hoja1.B27" chart:label-cell-address="Hoja1.B1:Hoja1.B1" chart:class="chart:scatter">
            <chart:domain table:cell-range-address="Hoja1.A2:Hoja1.A27"/>
            <chart:regression-curve chart:style-name="ch10">
              <chart:equation chart:display-equation="true" chart:display-r-square="true"/>
            </chart:regression-curve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">
                <text:p>20000</text:p>
                <draw:g>
                  <svg:desc>Hoja1.A2:Hoja1.A27</svg:desc>
                </draw:g>
              </table:table-cell>
              <table:table-cell office:value-type="float" office:value="0.00301493">
                <text:p>0.00301493</text:p>
                <draw:g>
                  <svg:desc>Hoja1.B2:Hoja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500">
                <text:p>57500</text:p>
              </table:table-cell>
              <table:table-cell office:value-type="float" office:value="0.0087846">
                <text:p>0.0087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000">
                <text:p>95000</text:p>
              </table:table-cell>
              <table:table-cell office:value-type="float" office:value="0.0132101">
                <text:p>0.0132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500">
                <text:p>132500</text:p>
              </table:table-cell>
              <table:table-cell office:value-type="float" office:value="0.0188517">
                <text:p>0.0188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000">
                <text:p>170000</text:p>
              </table:table-cell>
              <table:table-cell office:value-type="float" office:value="0.0246943">
                <text:p>0.0246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7500">
                <text:p>207500</text:p>
              </table:table-cell>
              <table:table-cell office:value-type="float" office:value="0.0308806">
                <text:p>0.0308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5000">
                <text:p>245000</text:p>
              </table:table-cell>
              <table:table-cell office:value-type="float" office:value="0.0375922">
                <text:p>0.03759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2500">
                <text:p>282500</text:p>
              </table:table-cell>
              <table:table-cell office:value-type="float" office:value="0.043334">
                <text:p>0.043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000">
                <text:p>320000</text:p>
              </table:table-cell>
              <table:table-cell office:value-type="float" office:value="0.0498258">
                <text:p>0.0498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7500">
                <text:p>357500</text:p>
              </table:table-cell>
              <table:table-cell office:value-type="float" office:value="0.0564683">
                <text:p>0.0564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5000">
                <text:p>395000</text:p>
              </table:table-cell>
              <table:table-cell office:value-type="float" office:value="0.0632343">
                <text:p>0.06323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500">
                <text:p>432500</text:p>
              </table:table-cell>
              <table:table-cell office:value-type="float" office:value="0.0695085">
                <text:p>0.0695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0000">
                <text:p>470000</text:p>
              </table:table-cell>
              <table:table-cell office:value-type="float" office:value="0.0780311">
                <text:p>0.07803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7500">
                <text:p>507500</text:p>
              </table:table-cell>
              <table:table-cell office:value-type="float" office:value="0.0828549">
                <text:p>0.08285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5000">
                <text:p>545000</text:p>
              </table:table-cell>
              <table:table-cell office:value-type="float" office:value="0.0909889">
                <text:p>0.0909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2500">
                <text:p>582500</text:p>
              </table:table-cell>
              <table:table-cell office:value-type="float" office:value="0.097854">
                <text:p>0.097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0000">
                <text:p>620000</text:p>
              </table:table-cell>
              <table:table-cell office:value-type="float" office:value="0.103022">
                <text:p>0.103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7500">
                <text:p>657500</text:p>
              </table:table-cell>
              <table:table-cell office:value-type="float" office:value="0.109643">
                <text:p>0.1096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5000">
                <text:p>695000</text:p>
              </table:table-cell>
              <table:table-cell office:value-type="float" office:value="0.116515">
                <text:p>0.1165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2500">
                <text:p>732500</text:p>
              </table:table-cell>
              <table:table-cell office:value-type="float" office:value="0.123405">
                <text:p>0.1234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0000">
                <text:p>770000</text:p>
              </table:table-cell>
              <table:table-cell office:value-type="float" office:value="0.130494">
                <text:p>0.1304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7500">
                <text:p>807500</text:p>
              </table:table-cell>
              <table:table-cell office:value-type="float" office:value="0.13752">
                <text:p>0.137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45000">
                <text:p>845000</text:p>
              </table:table-cell>
              <table:table-cell office:value-type="float" office:value="0.144771">
                <text:p>0.1447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2500">
                <text:p>882500</text:p>
              </table:table-cell>
              <table:table-cell office:value-type="float" office:value="0.154829">
                <text:p>0.1548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0000">
                <text:p>920000</text:p>
              </table:table-cell>
              <table:table-cell office:value-type="float" office:value="0.158828">
                <text:p>0.1588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7500">
                <text:p>957500</text:p>
              </table:table-cell>
              <table:table-cell office:value-type="float" office:value="0.1658">
                <text:p>0.16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